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W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5" calcext:value-type="float">
            <text:p>1,5</text:p>
          </table:table-cell>
          <table:table-cell table:formula="of:=1.984*10" office:value-type="float" office:value="19.84" calcext:value-type="float">
            <text:p>19,840</text:p>
          </table:table-cell>
          <table:table-cell table:formula="of:=13/12*[.A2]-200/3" office:value-type="float" office:value="962.5" calcext:value-type="float">
            <text:p>962,500</text:p>
          </table:table-cell>
          <table:table-cell table:formula="of:=[.B2]*[.C2]" office:value-type="float" office:value="29.76" calcext:value-type="float">
            <text:p>29,76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5" calcext:value-type="float">
            <text:p>1,5</text:p>
          </table:table-cell>
          <table:table-cell table:formula="of:=2.15*10" office:value-type="float" office:value="21.5" calcext:value-type="float">
            <text:p>21,500</text:p>
          </table:table-cell>
          <table:table-cell table:formula="of:=13/12*[.A3]-200/3" office:value-type="float" office:value="1016.66666666667" calcext:value-type="float">
            <text:p>1 016,667</text:p>
          </table:table-cell>
          <table:table-cell table:formula="of:=[.B3]*[.C3]" office:value-type="float" office:value="32.25" calcext:value-type="float">
            <text:p>32,25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.5" calcext:value-type="float">
            <text:p>1,5</text:p>
          </table:table-cell>
          <table:table-cell table:formula="of:=2.64*10" office:value-type="float" office:value="26.4" calcext:value-type="float">
            <text:p>26,400</text:p>
          </table:table-cell>
          <table:table-cell table:formula="of:=13/12*[.A4]-200/3" office:value-type="float" office:value="1125" calcext:value-type="float">
            <text:p>1 125,000</text:p>
          </table:table-cell>
          <table:table-cell table:formula="of:=[.B4]*[.C4]" office:value-type="float" office:value="39.6" calcext:value-type="float">
            <text:p>39,6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.5" calcext:value-type="float">
            <text:p>1,5</text:p>
          </table:table-cell>
          <table:table-cell table:formula="of:=3.031*10" office:value-type="float" office:value="30.31" calcext:value-type="float">
            <text:p>30,310</text:p>
          </table:table-cell>
          <table:table-cell table:formula="of:=13/12*[.A5]-200/3" office:value-type="float" office:value="1233.33333333333" calcext:value-type="float">
            <text:p>1 233,333</text:p>
          </table:table-cell>
          <table:table-cell table:formula="of:=[.B5]*[.C5]" office:value-type="float" office:value="45.465" calcext:value-type="float">
            <text:p>45,46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.5" calcext:value-type="float">
            <text:p>1,5</text:p>
          </table:table-cell>
          <table:table-cell table:formula="of:=4.008*10" office:value-type="float" office:value="40.08" calcext:value-type="float">
            <text:p>40,080</text:p>
          </table:table-cell>
          <table:table-cell table:formula="of:=13/12*[.A6]-200/3" office:value-type="float" office:value="1341.66666666667" calcext:value-type="float">
            <text:p>1 341,667</text:p>
          </table:table-cell>
          <table:table-cell table:formula="of:=[.B6]*[.C6]" office:value-type="float" office:value="60.12" calcext:value-type="float">
            <text:p>60,12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.5" calcext:value-type="float">
            <text:p>1,5</text:p>
          </table:table-cell>
          <table:table-cell table:formula="of:=5.039*10" office:value-type="float" office:value="50.39" calcext:value-type="float">
            <text:p>50,390</text:p>
          </table:table-cell>
          <table:table-cell table:formula="of:=13/12*[.A7]-200/3" office:value-type="float" office:value="1450" calcext:value-type="float">
            <text:p>1 450,000</text:p>
          </table:table-cell>
          <table:table-cell table:formula="of:=[.B7]*[.C7]" office:value-type="float" office:value="75.585" calcext:value-type="float">
            <text:p>75,58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.5" calcext:value-type="float">
            <text:p>1,5</text:p>
          </table:table-cell>
          <table:table-cell table:formula="of:=6.351*10" office:value-type="float" office:value="63.51" calcext:value-type="float">
            <text:p>63,510</text:p>
          </table:table-cell>
          <table:table-cell table:formula="of:=13/12*[.A8]-200/3" office:value-type="float" office:value="1558.33333333333" calcext:value-type="float">
            <text:p>1 558,333</text:p>
          </table:table-cell>
          <table:table-cell table:formula="of:=[.B8]*[.C8]" office:value-type="float" office:value="95.265" calcext:value-type="float">
            <text:p>95,26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.5" calcext:value-type="float">
            <text:p>1,5</text:p>
          </table:table-cell>
          <table:table-cell table:formula="of:=6.948*10" office:value-type="float" office:value="69.48" calcext:value-type="float">
            <text:p>69,480</text:p>
          </table:table-cell>
          <table:table-cell table:formula="of:=13/12*[.A9]-200/3" office:value-type="float" office:value="1666.66666666667" calcext:value-type="float">
            <text:p>1 666,667</text:p>
          </table:table-cell>
          <table:table-cell table:formula="of:=[.B9]*[.C9]" office:value-type="float" office:value="104.22" calcext:value-type="float">
            <text:p>104,22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.5" calcext:value-type="float">
            <text:p>1,5</text:p>
          </table:table-cell>
          <table:table-cell table:formula="of:=8.135*10" office:value-type="float" office:value="81.35" calcext:value-type="float">
            <text:p>81,350</text:p>
          </table:table-cell>
          <table:table-cell table:formula="of:=13/12*[.A10]-200/3" office:value-type="float" office:value="1775" calcext:value-type="float">
            <text:p>1 775,000</text:p>
          </table:table-cell>
          <table:table-cell table:formula="of:=[.B10]*[.C10]" office:value-type="float" office:value="122.025" calcext:value-type="float">
            <text:p>122,02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.5" calcext:value-type="float">
            <text:p>1,5</text:p>
          </table:table-cell>
          <table:table-cell table:formula="of:=8.665*10" office:value-type="float" office:value="86.65" calcext:value-type="float">
            <text:p>86,650</text:p>
          </table:table-cell>
          <table:table-cell table:formula="of:=13/12*[.A11]-200/3" office:value-type="float" office:value="1883.33333333333" calcext:value-type="float">
            <text:p>1 883,333</text:p>
          </table:table-cell>
          <table:table-cell table:formula="of:=[.B11]*[.C11]" office:value-type="float" office:value="129.975" calcext:value-type="float">
            <text:p>129,97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.5" calcext:value-type="float">
            <text:p>1,5</text:p>
          </table:table-cell>
          <table:table-cell table:formula="of:=8.925*10" office:value-type="float" office:value="89.25" calcext:value-type="float">
            <text:p>89,250</text:p>
          </table:table-cell>
          <table:table-cell table:formula="of:=13/12*[.A12]-200/3" office:value-type="float" office:value="1991.66666666667" calcext:value-type="float">
            <text:p>1 991,667</text:p>
          </table:table-cell>
          <table:table-cell table:formula="of:=[.B12]*[.C12]" office:value-type="float" office:value="133.875" calcext:value-type="float">
            <text:p>133,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8">00.00.0000</text:date>, <text:time style:data-style-name="N2" text:time-value="16:23:50.52007944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9T23:04:49.316205005</meta:creation-date>
    <dc:date>2022-09-18T16:32:25.320983437</dc:date>
    <meta:editing-duration>PT22M24S</meta:editing-duration>
    <meta:editing-cycles>4</meta:editing-cycles>
    <meta:generator>LibreOffice/6.4.7.2$Linux_X86_64 LibreOffice_project/40$Build-2</meta:generator>
    <meta:document-statistic meta:table-count="1" meta:cell-count="60" meta:object-count="0"/>
  </office:meta>
</office:document-meta>
</file>